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>
      <style:paragraph-properties fo:break-before="page"/>
      <style:text-properties fo:font-weight="bold" style:font-weight-asian="bold"/>
    </style:style>
    <style:style style:name="P24" style:parent-style-name="Normal" style:family="paragraph">
      <style:text-properties fo:font-weight="bold" style:font-weight-asian="bold"/>
    </style:style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Normal" style:family="paragraph">
      <style:text-properties fo:font-weight="bold" style:font-weight-asian="bold"/>
    </style:style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Normal" style:family="paragraph">
      <style:text-properties fo:font-weight="bold" style:font-weight-asian="bold"/>
    </style:style>
    <style:style style:name="P35" style:parent-style-name="ListParagraph" style:list-style-name="LFO5" style:family="paragraph"/>
    <style:style style:name="P36" style:parent-style-name="ListParagraph" style:list-style-name="LFO5" style:family="paragraph"/>
    <style:style style:name="P37" style:parent-style-name="ListParagraph" style:list-style-name="LFO5" style:family="paragraph"/>
    <style:style style:name="P38" style:parent-style-name="ListParagraph" style:list-style-name="LFO5" style:family="paragraph"/>
    <style:style style:name="P39" style:parent-style-name="Normal" style:family="paragraph">
      <style:text-properties fo:font-weight="bold" style:font-weight-asian="bold"/>
    </style:style>
    <style:style style:name="P40" style:parent-style-name="Normal" style:family="paragraph">
      <style:text-properties fo:font-weight="bold" style:font-weight-asian="bold"/>
    </style:style>
    <style:style style:name="P41" style:parent-style-name="ListParagraph" style:list-style-name="LFO9" style:family="paragraph"/>
    <style:style style:name="P42" style:parent-style-name="ListParagraph" style:list-style-name="LFO9" style:family="paragraph"/>
    <style:style style:name="P43" style:parent-style-name="ListParagraph" style:list-style-name="LFO9" style:family="paragraph"/>
    <style:style style:name="P44" style:parent-style-name="ListParagraph" style:list-style-name="LFO9" style:family="paragraph"/>
    <style:style style:name="P45" style:parent-style-name="Normal" style:family="paragraph">
      <style:text-properties fo:font-weight="bold" style:font-weight-asian="bold"/>
    </style:style>
    <style:style style:name="P46" style:parent-style-name="Normal" style:family="paragraph">
      <style:text-properties fo:font-weight="bold" style:font-weight-asian="bold"/>
    </style:style>
    <style:style style:name="P47" style:parent-style-name="ListParagraph" style:list-style-name="LFO7" style:family="paragraph"/>
    <style:style style:name="P48" style:parent-style-name="ListParagraph" style:list-style-name="LFO7" style:family="paragraph"/>
  </office:automatic-styles>
  <office:body>
    <office:text text:use-soft-page-breaks="true">
      <text:p text:style-name="P1"><text:span text:style-name="T2">Title:<text:s/></text:span></text:p>
      <text:p text:style-name="Normal"/>
      <text:p text:style-name="Normal"><text:span text:style-name="T3">Introduction:</text:span><text:span text:style-name="T4"><text:s/></text:span></text:p>
      <text:p text:style-name="Normal"/>
      <text:p text:style-name="Normal"><text:span text:style-name="T5">Platform:</text:span><text:s/>Desktop, maybe web</text:p>
      <text:p text:style-name="P6"/>
      <text:p text:style-name="Normal"><text:span text:style-name="T7">Game Genre:</text:span><text:s/>3D platformer, RPG and FPS (mix of the three)</text:p>
      <text:p text:style-name="P8"/>
      <text:p text:style-name="Normal"><text:span text:style-name="T9">Common aspects and features:<text:s/></text:span>the player navigate through levels in other to reach end. Along the way avoid obstacles and NPC, collect weapons and items.<text:s/>Mission objectives e.g.<text:s/>kill target,<text:s/>collect specific item,<text:s/>and<text:s/>sabotage a building or supplies</text:p>
      <text:p text:style-name="P10"/>
      <text:p text:style-name="Normal"><text:span text:style-name="T11">Key f</text:span><text:span text:style-name="T12">eatures for</text:span><text:s/><text:span text:style-name="T13">3D platformer:</text:span><text:span text:style-name="T14"><text:s/></text:span>Third person view, jumping from one platform to another to reach and move in the level, climbing<text:s/>obstacles, collision detection</text:p>
      <text:p text:style-name="P15"/>
      <text:p text:style-name="Normal"><text:span text:style-name="T16">Key f</text:span><text:span text:style-name="T17">eatures for</text:span><text:s/><text:span text:style-name="T18">RPG</text:span><text:span text:style-name="T19">:</text:span><text:span text:style-name="T20"><text:s/></text:span>Linear or<text:s/>sequential<text:s/>missions, non-linear (side) missions, open world (allowing the player to move around the map freely), inventory and collectable items, random procedural generation for loot, different types of NPC (enemies and friendly)</text:p>
      <text:p text:style-name="P21"/>
      <text:p text:style-name="Normal"><text:span text:style-name="T22">Key features for FPS:</text:span><text:s/>different weapon types (grenades or throwable weapons, pistols and single handed weapons, rifles and two handed weapons), AI (pathfinding and shooting at the player). Ray casting, health system</text:p>
      <text:p text:style-name="Normal"/>
      <text:p text:style-name="P23"/>
      <text:soft-page-break/>
      <text:p text:style-name="P24">Goals for the player:<text:s/></text:p>
      <text:list text:style-name="LFO2" text:continue-numbering="true">
        <text:list-item>
          <text:p text:style-name="P25">Reach the end of the level</text:p>
        </text:list-item>
        <text:list-item>
          <text:p text:style-name="P26">Collect valuable items</text:p>
        </text:list-item>
        <text:list-item>
          <text:p text:style-name="P27">Avoid death traps or NPC’s</text:p>
        </text:list-item>
      </text:list>
      <text:p text:style-name="Normal"/>
      <text:p text:style-name="P28">Constraints:</text:p>
      <text:list text:style-name="LFO4" text:continue-numbering="true">
        <text:list-item>
          <text:p text:style-name="P29">Time limited</text:p>
        </text:list-item>
        <text:list-item>
          <text:p text:style-name="P30">NPC following player</text:p>
        </text:list-item>
        <text:list-item>
          <text:p text:style-name="P31">End of level boss</text:p>
        </text:list-item>
        <text:list-item>
          <text:p text:style-name="P32">Gaps between the platforms</text:p>
        </text:list-item>
        <text:list-item>
          <text:p text:style-name="P33">Coordination required to reach platform</text:p>
        </text:list-item>
      </text:list>
      <text:p text:style-name="Normal"/>
      <text:p text:style-name="P34">Choices:</text:p>
      <text:list text:style-name="LFO5" text:continue-numbering="true">
        <text:list-item>
          <text:p text:style-name="P35">Movement</text:p>
        </text:list-item>
        <text:list-item>
          <text:p text:style-name="P36">Collect objects</text:p>
        </text:list-item>
        <text:list-item>
          <text:p text:style-name="P37">Different paths</text:p>
        </text:list-item>
        <text:list-item>
          <text:p text:style-name="P38">Play styles</text:p>
        </text:list-item>
      </text:list>
      <text:p text:style-name="P39"/>
      <text:p text:style-name="P40">Penalties:</text:p>
      <text:list text:style-name="LFO9" text:continue-numbering="true">
        <text:list-item>
          <text:p text:style-name="P41">Lose a life or health</text:p>
        </text:list-item>
        <text:list-item>
          <text:p text:style-name="P42">Go back to previous checkpoint</text:p>
        </text:list-item>
        <text:list-item>
          <text:p text:style-name="P43">Lose powers and objects</text:p>
        </text:list-item>
        <text:list-item>
          <text:p text:style-name="P44">Lose the game</text:p>
        </text:list-item>
      </text:list>
      <text:p text:style-name="P45"/>
      <text:p text:style-name="P46">Rules:</text:p>
      <text:list text:style-name="LFO7" text:continue-numbering="true">
        <text:list-item>
          <text:p text:style-name="P47">Can only win if beat the boss or collect a number of items</text:p>
        </text:list-item>
        <text:list-item>
          <text:p text:style-name="P48">If the player is aggressive then the enemies will spawn in greater numbers and be more hostile, friendly NPC will be hostile<text:s/>to the player as wel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0063914</meta:initial-creator>
    <dc:creator>20063914</dc:creator>
    <meta:creation-date>2017-09-19T08:23:00Z</meta:creation-date>
    <dc:date>2017-09-19T10:03:00Z</dc:date>
    <meta:template xlink:href="Normal" xlink:type="simple"/>
    <meta:editing-cycles>12</meta:editing-cycles>
    <meta:editing-duration>PT6000S</meta:editing-duration>
    <meta:document-statistic meta:page-count="2" meta:paragraph-count="3" meta:word-count="241" meta:character-count="1618" meta:row-count="11" meta:non-whitespace-character-count="1380"/>
  </office:meta>
</office:document-meta>
</file>